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8.3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MOD-RTC2_Rev_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SMD ИС DS3231SN#T&amp;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IC-16_300m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 text:c="2"/>СЪЕДИНИТЕЛ CR2032H PT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2032H_PTH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СЪЕДИНИТЕЛ BH10S (B-D-02x5-LF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EXT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MD КОНД 0603 100 NF Y5V 50VDC 2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D РЕЗ 0603 10 K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5:08:06.716674419</dc:date>
    <meta:editing-duration>PT37M54S</meta:editing-duration>
    <meta:editing-cycles>2</meta:editing-cycles>
    <meta:generator>LibreOffice/5.4.4.2$Linux_X86_64 LibreOffice_project/40m0$Build-2</meta:generator>
    <meta:document-statistic meta:table-count="1" meta:cell-count="18" meta:object-count="0"/>
  </office:meta>
</office:document-meta>
</file>